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341" officeooo:paragraph-rsid="000b8341"/>
    </style:style>
    <style:style style:name="P2" style:family="paragraph" style:parent-style-name="Standard">
      <style:text-properties officeooo:rsid="000c2efb" officeooo:paragraph-rsid="000c2efb"/>
    </style:style>
    <style:style style:name="P3" style:family="paragraph" style:parent-style-name="Standard">
      <style:text-properties officeooo:paragraph-rsid="000b8341"/>
    </style:style>
    <style:style style:name="P4" style:family="paragraph" style:parent-style-name="Standard">
      <style:text-properties officeooo:rsid="000da870" officeooo:paragraph-rsid="000da870"/>
    </style:style>
    <style:style style:name="T1" style:family="text">
      <style:text-properties officeooo:rsid="000b8341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2efb"/>
    </style:style>
    <style:style style:name="T5" style:family="text">
      <style:text-properties officeooo:rsid="000d12f2"/>
    </style:style>
    <style:style style:name="T6" style:family="text">
      <style:text-properties officeooo:rsid="000da8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getto personale per Siw 22-23, Gastro Guide</text:span><text:span text:style-name="T2">, creato da K.Picaku matricola 546444</text:span></text:p>
      <text:p text:style-name="P1"/>
      <text:p text:style-name="P1">Per modellare lo strato di persistenza <text:span text:style-name="T4">per “Gastro Guide” un sistema di gestione di ricette si possono seguire le seguenti indicazioni</text:span>:</text:p>
      <text:p text:style-name="P1"/>
      <text:p text:style-name="P1">1. Definizione delle entità:</text:p>
      <text:p text:style-name="P1"><text:s text:c="3"/>- User: rappresenta un utente nel sistema, con attributi come nome, cognome, email, password, ruolo (registrato, amministratore) ecc.</text:p>
      <text:p text:style-name="P3"><text:span text:style-name="T1"><text:s text:c="3"/>- Recipe: rappresenta una ricetta, con attributi come </text:span><text:span text:style-name="T5">nome</text:span><text:span text:style-name="T1">, descrizione, autore (riferimento all'entità User), </text:span><text:span text:style-name="T5">steps (con riferimento all’entità Step, una relazione uno a molti), ingredients (rifermineto uno a molti all’entità Ingredient)</text:span><text:span text:style-name="T1"> ecc.</text:span></text:p>
      <text:p text:style-name="P1"><text:s text:c="3"/>- Step: rappresenta uno step all'interno di una ricetta, con attributi come descrizione, <text:span text:style-name="T5">titolo, durata, recipe(riferimento molti a uno all’entità Recipe)</text:span> ecc.</text:p>
      <text:p text:style-name="P1"><text:s text:c="3"/>- Ingredient: rappresenta un ingrediente utilizzato in una ricetta, con attributi come nome, quantità <text:s/><text:span text:style-name="T5">ecc.</text:span></text:p>
      <text:p text:style-name="P1"><text:s text:c="3"/>- <text:span text:style-name="T5">RecipeI</text:span>mage: rappresenta un'immagine associata a una ricetta <text:span text:style-name="T5">(con riferimento molti a uno all’entità Recipe)</text:span> con attributi <text:span text:style-name="T5">nome del file</text:span> ecc.</text:p>
      <text:p text:style-name="P1"><text:s text:c="3"/>- Review: rappresenta una recensione scritta da un utente registrato per una ricetta, con attributi come titolo, valutazione, testo, autore (riferimento all'entità User), ecc.</text:p>
      <text:p text:style-name="P1"/>
      <text:p text:style-name="P1">2. Relazioni tra le entità:</text:p>
      <text:p text:style-name="P1"><text:s text:c="3"/>- User e Recipe: relazione uno a molti, in cui un utente può avere molte ricette e una ricetta può avere solo un autore.</text:p>
      <text:p text:style-name="P1"><text:s text:c="3"/>- Recipe e Step: relazione uno a molti, in cui una ricetta può avere molti step e uno step appartiene solo a una ricetta.</text:p>
      <text:p text:style-name="P1"><text:s text:c="3"/>- Recipe e Ingredient: relazione molti a molti attraverso una tabella di associazione, in cui una ricetta può avere molti ingredienti e un ingrediente può essere utilizzato in molte ricette.</text:p>
      <text:p text:style-name="P1"><text:s text:c="3"/>- Recipe e Image: relazione uno a molti, in cui una ricetta può avere molte immagini e un'immagine appartiene solo a una ricetta.</text:p>
      <text:p text:style-name="P1"><text:s text:c="3"/>- User e Review: relazione uno a molti, in cui un utente può avere molte recensioni e una recensione può essere scritta solo da un utente.</text:p>
      <text:p text:style-name="P1"/>
      <text:p text:style-name="P1">3. Gestione dei ruoli e delle autorizzazioni:</text:p>
      <text:p text:style-name="P1"><text:s text:c="3"/>- Aggiungi <text:span text:style-name="T5">boolean “isSuperUser”</text:span> nell'entità User per rappresentare il ruolo dell'utente (registrato, amministratore), <text:span text:style-name="T5">che verrà usato per gestire le autorizzazionei trammite lo strato di servizio per l’utente.</text:span></text:p>
      <text:p text:style-name="P1"><text:s text:c="3"/>- Implementa un sistema di gestione degli accessi basato sui ruoli per limitare le operazioni consentite agli utenti in base al loro ruolo, <text:span text:style-name="T5">ad esempio tutti I link che richiedono permessi da amministratore vengono preautorizzati.</text:span></text:p>
      <text:p text:style-name="P1"><text:s text:c="3"/>- Ad esempio, gli utenti generici non registrati possono visualizzare le ricette e le recensioni, ma non possono eseguire operazioni di modifica o eliminazione.</text:p>
      <text:p text:style-name="P1"><text:s text:c="3"/>- Gli utenti registrati possono aggiungere recensioni e modificare o eliminare solo le proprie recensioni.</text:p>
      <text:p text:style-name="P1"><text:s text:c="3"/>- Gli amministratori possono eseguire tutte le operazioni, inclusa la modifica o l'eliminazione di qualsiasi ricetta o recensione.</text:p>
      <text:p text:style-name="P1"/>
      <text:p text:style-name="P1">4. Gestione delle immagini:</text:p>
      <text:p text:style-name="P1"><text:s text:c="3"/>- Salva le immagini caricate dagli utenti in una directory locale sul server.</text:p>
      <text:p text:style-name="P1"><text:s text:c="3"/>- Mantieni un riferimento all'immagine associata a una ricetta nell'entità Image (nome del file<text:span text:style-name="T6">)</text:span></text:p>
      <text:p text:style-name="P1">- Implementa la logica per caricare, recuperare e visualizzare le immagini nel sistema.</text:p>
      <text:p text:style-name="P4">Ad esempio in una classe di costanti vengono creati I path di salvataggio, così che sia più facile cambiare directory per il salvataggio delle immagini a seconda delle necessità.</text:p>
      <text:p text:style-name="P1"><text:soft-page-break/></text:p>
      <text:p text:style-name="P1">5. Implementazione dei repository e dei servizi:</text:p>
      <text:p text:style-name="P1"><text:s text:c="3"/>- Crea repository per ogni entità per gestire le operazioni di accesso al database (ad esempio, UserRepository, RecipeRepository, ecc.).</text:p>
      <text:p text:style-name="P1"><text:s text:c="3"/>- Implementa i servizi per le diverse funzionalità del sistema, come la gestione degli utenti, delle ricette, delle recensioni, ecc.</text:p>
      <text:p text:style-name="P1"/>
      <text:p text:style-name="P1"/>
      <text:p text:style-name="P1"><text:span text:style-name="T6">Extra, </text:span>Implementazione dei controller:</text:p>
      <text:p text:style-name="P1"><text:s text:c="3"/>- Crea i controller per gestire le richieste HTTP relative alle diverse funzionalità del sistema, come l'aggiunta di ricette, l'aggiunta di recensioni, la modifica o l'eliminazione di ricette o recensioni, ecc.</text:p>
      <text:p text:style-name="P1"><text:s text:c="3"/>- Assicurati che i controller eseguano la verifica dell'autenticazione e dell'autorizzazione per garantire che solo gli utenti registrati o gli amministratori possano eseguire determinate operazioni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1T18:37:21.782948215</meta:creation-date>
    <dc:date>2023-07-01T19:24:09.748939893</dc:date>
    <meta:editing-duration>PT4M54S</meta:editing-duration>
    <meta:editing-cycles>1</meta:editing-cycles>
    <meta:document-statistic meta:table-count="0" meta:image-count="0" meta:object-count="0" meta:page-count="2" meta:paragraph-count="32" meta:word-count="606" meta:character-count="4105" meta:non-whitespace-character-count="3464"/>
    <meta:generator>LibreOffice/6.4.7.2$Linux_X86_64 LibreOffice_project/40$Build-2</meta:generator>
  </office:meta>
</office:document-meta>
</file>